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16pt" style:font-size-asian="16pt" style:font-size-complex="16pt"/>
    </style:style>
  </office:automatic-styles>
  <office:body>
    <office:text text:use-soft-page-breaks="true">
      <text:p text:style-name="P1"><text:s text:c="3"/><text:s text:c="23"/><text:s text:c="2"/>Setup Guide for master and slave configuration<text:s/></text:p>
      <text:p text:style-name="Standard"/>
      <text:p text:style-name="Standard"/>
      <text:p text:style-name="Standard"/>
      <text:p text:style-name="Standard">1) On the master machine go to Manage Jenkins &gt; Manage Nodes.<text:s/></text:p>
      <text:p text:style-name="Standard"><text:s/></text:p>
      <text:p text:style-name="Standard">Figure 2.Manage nodes<text:s/></text:p>
      <text:p text:style-name="Standard"><text:s/></text:p>
      <text:p text:style-name="Standard"><text:s/></text:p>
      <text:p text:style-name="Standard">2) Click on New Node. <text:s/></text:p>
      <text:p text:style-name="Standard"><text:s/></text:p>
      <text:p text:style-name="Standard">Figure 3. New node<text:s/></text:p>
      <text:p text:style-name="Standard"><text:s/></text:p>
      <text:p text:style-name="Standard"><text:s/></text:p>
      <text:p text:style-name="Standard"><text:s/></text:p>
      <text:p text:style-name="Standard">3) Enter the node name and select as Dumb Slave and press OK.<text:s/></text:p>
      <text:p text:style-name="Standard"><text:s/></text:p>
      <text:p text:style-name="Standard">Jenkins - Setting up Master Slave environment<text:s/></text:p>
      <text:p text:style-name="Standard">Figure 4. Dumb Slave<text:s/></text:p>
      <text:p text:style-name="Standard"><text:s/></text:p>
      <text:p text:style-name="Standard">4) Fill out the following: <text:s/></text:p>
      <text:p text:style-name="Standard">a. Set a number of executors (one or more) as needed. b. Enter Slave machine for IP (IP address) for (purpose of slave machine) in the description field. c. Set a Remote FS Root, a home directory for the master on the slave machine. "C:\Jenkins\" d. Select the appropriate Usage setting: <text:s/>a. For an additional worker: Utilize this slave as much as possible <text:s/>b. For specialized jobs: Leave this machine for tied jobs only e. Launch Method: <text:s/>Multiple options present. Select any one based on requirement<text:s/></text:p>
      <text:p text:style-name="Standard">i. Launch slave agents on Unix machines via SSH Availability <text:s text:c="2"/>ii. Launch slave agents via Java Web Start iii. Launch slave via execution of command on the Master iv. Let Jenkins control this Windows slave as a Windows service<text:s/></text:p>
      <text:p text:style-name="Standard">f. Availability: Multiple options present. Select any one based on requirement<text:s/></text:p>
      <text:p text:style-name="Standard"><text:s/></text:p>
      <text:p text:style-name="Standard">i)Keep this slave on-line as much as possible ii)Take this slave on-line according to a schedule iii)Take this slave on-line when in demand and off-line when idle<text:s/></text:p>
      <text:p text:style-name="Standard"><text:s/></text:p>
      <text:p text:style-name="Standard"><text:s/></text:p>
      <text:p text:style-name="Standard">g. Click Save.<text:s/></text:p>
      <text:p text:style-name="Standard"><text:s/></text:p>
      <text:p text:style-name="Standard">Jenkins - Setting up Master Slave environment<text:s/></text:p>
      <text:p text:style-name="Standard">Figure 5. Save the node<text:s/></text:p>
      <text:p text:style-name="Standard"><text:s/></text:p>
      <text:p text:style-name="Standard">6) Connect the slave machine to the master using the following steps. <text:s/></text:p>
      <text:p text:style-name="Standard">i. Open a browser on the slave machine and go to the Jenkins master server url (http://yourjenkinsmaster:18080). ii. Go to Manage Jenkins &gt; Manage Nodes, Click on the newly created slave machine. You will need to login as someone that has the "Connect" Slave permission if you have configured global security. iii. Click on the Launch button to launch agent from browser on slave.<text:s/></text:p>
      <text:p text:style-name="Standard">Jenkins - Setting up Master Slave environment<text:s/></text:p>
      <text:p text:style-name="Standard">Figure 6. Launch Button<text:s/></text:p>
      <text:p text:style-name="Standard"><text:s/></text:p>
      <text:p text:style-name="Standard">a. Run the program<text:s/></text:p>
      <text:p text:style-name="Standard">Figure 7. Run the slave agent.<text:s/></text:p>
      <text:soft-page-break/>
      <text:p text:style-name="Standard"><text:s/></text:p>
      <text:p text:style-name="Standard"><text:s/></text:p>
      <text:p text:style-name="Standard">Jenkins - Setting up Master Slave environment<text:s/></text:p>
      <text:p text:style-name="Standard">Figure 8. Status of jenkins slave agent<text:s/></text:p>
      <text:p text:style-name="Standard"><text:s/></text:p>
      <text:p text:style-name="Standard">7) Add the slave.jar file under C:\Jenkins.<text:s/></text:p>
      <text:p text:style-name="Standard">8) Run from slave command prompt.<text:s/></text:p>
      <text:p text:style-name="Standard">Figure 9. Slave command line<text:s/></text:p>
      <text:p text:style-name="Standard"><text:s/></text:p>
      <text:p text:style-name="Standard">Goto c:\Jenkins in command prompt and paste the above command.<text:s/></text:p>
      <text:p text:style-name="Standard">Figure 10. Slave command line status<text:s/></text:p>
      <text:p text:style-name="Standard"><text:s/></text:p>
      <text:p text:style-name="Standard"><text:s/></text:p>
      <text:p text:style-name="Standard">9) The slave status is connected under Nodes in jenkins <text:s/></text:p>
      <text:p text:style-name="Standard"><text:s/></text:p>
      <text:p text:style-name="Standard">Jenkins - Setting up Master Slave environment<text:s/></text:p>
      <text:p text:style-name="Standard">Figure 11. Jenkins node <text:s/>for slave<text:s/></text:p>
      <text:p text:style-name="Standard"><text:s/></text:p>
      <text:p text:style-name="Standard"><text:s/></text:p>
      <text:p text:style-name="Standard">Running Tasks in Slave Node<text:s/></text:p>
      <text:p text:style-name="Standard">Once the connection is established between master and slave nodes, the following steps need to be followed to run a task on slave machine<text:s/></text:p>
      <text:p text:style-name="Standard"> In slave machine copy all the scripts and relevant files associated with the task<text:s/> In Jenkins, select the task to be performed on slave machine<text:s/> In Configure page, select the Default Node as IP of slave node where the task need to be run and save<text:s/> Select Build with Parameter link and select the IP of slave node and Build<text:s/></text:p>
      <text:p text:style-name="Standard">Following are the screen shot for Configure page select default Node<text:s/></text:p>
      <text:p text:style-name="Standard">Figure 12. Configure the slave<text:s/></text:p>
      <text:p text:style-name="Standard"><text:s/></text:p>
      <text:p text:style-name="Standard"><text:s/></text:p>
      <text:p text:style-name="Standard">Jenkins - Setting up Master Slave environment<text:s/></text:p>
      <text:p text:style-name="Standard">To initiate a new job, the slave machine under “Build with Parameters” section in the Jenkins needs to be selected as shown in Figure 13.<text:s/></text:p>
      <text:p text:style-name="Standard">Figure 13. Project configure and execute<text:s/></text:p>
      <text:p text:style-name="Standard"><text:s/></text:p>
      <text:p text:style-name="Standard"><text:s/></text:p>
      <text:p text:style-name="Standard">The task will be initialized in the slave node. Simultaneously tasks can be initiated on multiple slave nodes.<text:s/></text:p>
      <text:p text:style-name="Standard">Using this solution, a project or a product can initiate the process of involving different architecture in development as well testing cycle.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mukki</dc:creator>
    <meta:creation-date>2009-04-16T11:32:00Z</meta:creation-date>
    <dc:date>2017-12-27T09:33:00Z</dc:date>
    <meta:template xlink:href="Normal" xlink:type="simple"/>
    <meta:editing-cycles>3</meta:editing-cycles>
    <meta:editing-duration>PT60S</meta:editing-duration>
    <meta:user-defined meta:name="Info 1"/>
    <meta:user-defined meta:name="Info 2"/>
    <meta:user-defined meta:name="Info 3"/>
    <meta:user-defined meta:name="Info 4"/>
    <meta:document-statistic meta:page-count="2" meta:paragraph-count="7" meta:word-count="536" meta:character-count="3585" meta:row-count="25" meta:non-whitespace-character-count="3056"/>
  </office:meta>
</office:document-meta>
</file>